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582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0.781cm"/>
    </style:style>
    <style:style style:name="co17" style:family="table-column">
      <style:table-column-properties fo:break-before="auto" style:column-width="0.836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table table:name="工作表4" table:style-name="ta1" table:print="false"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add</text:p>
          </table:table-cell>
          <table:table-cell office:value-type="string">
            <text:p>adc</text:p>
          </table:table-cell>
          <table:table-cell table:number-columns-repeated="7"/>
        </table:table-row>
        <table:table-row table:style-name="ro2">
          <table:table-cell table:number-columns-repeated="2" office:value-type="string">
            <text:p>and</text:p>
          </table:table-cell>
          <table:table-cell table:number-columns-repeated="7"/>
        </table:table-row>
        <table:table-row table:style-name="ro2">
          <table:table-cell office:value-type="string">
            <text:p>shift</text:p>
          </table:table-cell>
          <table:table-cell office:value-type="string">
            <text:p>asl</text:p>
          </table:table-cell>
          <table:table-cell office:value-type="string">
            <text:p>lsr</text:p>
          </table:table-cell>
          <table:table-cell table:number-columns-repeated="6"/>
        </table:table-row>
        <table:table-row table:style-name="ro2">
          <table:table-cell office:value-type="string">
            <text:p>branch</text:p>
          </table:table-cell>
          <table:table-cell office:value-type="string">
            <text:p>bcc</text:p>
          </table:table-cell>
          <table:table-cell office:value-type="string">
            <text:p>bcs</text:p>
          </table:table-cell>
          <table:table-cell office:value-type="string">
            <text:p>beq</text:p>
          </table:table-cell>
          <table:table-cell office:value-type="string">
            <text:p>bmi</text:p>
          </table:table-cell>
          <table:table-cell office:value-type="string">
            <text:p>bne</text:p>
          </table:table-cell>
          <table:table-cell office:value-type="string">
            <text:p>bpl</text:p>
          </table:table-cell>
          <table:table-cell office:value-type="string">
            <text:p>bvc</text:p>
          </table:table-cell>
          <table:table-cell office:value-type="string">
            <text:p>bvs</text:p>
          </table:table-cell>
        </table:table-row>
        <table:table-row table:style-name="ro2">
          <table:table-cell office:value-type="string">
            <text:p>bit test</text:p>
          </table:table-cell>
          <table:table-cell office:value-type="string">
            <text:p>bit</text:p>
          </table:table-cell>
          <table:table-cell table:number-columns-repeated="7"/>
        </table:table-row>
        <table:table-row table:style-name="ro2">
          <table:table-cell office:value-type="string">
            <text:p>force interrupt</text:p>
          </table:table-cell>
          <table:table-cell office:value-type="string">
            <text:p>brk</text:p>
          </table:table-cell>
          <table:table-cell table:number-columns-repeated="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c</text:p>
          </table:table-cell>
          <table:table-cell office:value-type="string">
            <text:p>cld</text:p>
          </table:table-cell>
          <table:table-cell office:value-type="string">
            <text:p>cli</text:p>
          </table:table-cell>
          <table:table-cell office:value-type="string">
            <text:p>clv</text:p>
          </table:table-cell>
          <table:table-cell table:number-columns-repeated="4"/>
        </table:table-row>
        <table:table-row table:style-name="ro2">
          <table:table-cell office:value-type="string">
            <text:p>compare</text:p>
          </table:table-cell>
          <table:table-cell office:value-type="string">
            <text:p>cmp</text:p>
          </table:table-cell>
          <table:table-cell office:value-type="string">
            <text:p>cpx</text:p>
          </table:table-cell>
          <table:table-cell office:value-type="string">
            <text:p>cpy</text:p>
          </table:table-cell>
          <table:table-cell table:number-columns-repeated="5"/>
        </table:table-row>
        <table:table-row table:style-name="ro2">
          <table:table-cell office:value-type="string">
            <text:p>decrement</text:p>
          </table:table-cell>
          <table:table-cell office:value-type="string">
            <text:p>dec</text:p>
          </table:table-cell>
          <table:table-cell office:value-type="string">
            <text:p>dex</text:p>
          </table:table-cell>
          <table:table-cell office:value-type="string">
            <text:p>dey</text:p>
          </table:table-cell>
          <table:table-cell table:number-columns-repeated="5"/>
        </table:table-row>
        <table:table-row table:style-name="ro2">
          <table:table-cell office:value-type="string">
            <text:p>exclusive or</text:p>
          </table:table-cell>
          <table:table-cell office:value-type="string">
            <text:p>eor</text:p>
          </table:table-cell>
          <table:table-cell table:number-columns-repeated="7"/>
        </table:table-row>
        <table:table-row table:style-name="ro2">
          <table:table-cell office:value-type="string">
            <text:p>increment</text:p>
          </table:table-cell>
          <table:table-cell office:value-type="string">
            <text:p>inc</text:p>
          </table:table-cell>
          <table:table-cell office:value-type="string">
            <text:p>inx</text:p>
          </table:table-cell>
          <table:table-cell office:value-type="string">
            <text:p>iny</text:p>
          </table:table-cell>
          <table:table-cell table:number-columns-repeated="5"/>
        </table:table-row>
        <table:table-row table:style-name="ro2">
          <table:table-cell office:value-type="string">
            <text:p>jump</text:p>
          </table:table-cell>
          <table:table-cell office:value-type="string">
            <text:p>jmp</text:p>
          </table:table-cell>
          <table:table-cell table:number-columns-repeated="7"/>
        </table:table-row>
        <table:table-row table:style-name="ro2">
          <table:table-cell office:value-type="string">
            <text:p>subroutine</text:p>
          </table:table-cell>
          <table:table-cell office:value-type="string">
            <text:p>jsr</text:p>
          </table:table-cell>
          <table:table-cell table:number-columns-repeated="7"/>
        </table:table-row>
        <table:table-row table:style-name="ro2">
          <table:table-cell office:value-type="string">
            <text:p>load</text:p>
          </table:table-cell>
          <table:table-cell office:value-type="string">
            <text:p>lda</text:p>
          </table:table-cell>
          <table:table-cell office:value-type="string">
            <text:p>ldx</text:p>
          </table:table-cell>
          <table:table-cell office:value-type="string">
            <text:p>ldy</text:p>
          </table:table-cell>
          <table:table-cell table:number-columns-repeated="5"/>
        </table:table-row>
        <table:table-row table:style-name="ro2">
          <table:table-cell office:value-type="string">
            <text:p>no op</text:p>
          </table:table-cell>
          <table:table-cell office:value-type="string">
            <text:p>nop</text:p>
          </table:table-cell>
          <table:table-cell table:number-columns-repeated="7"/>
        </table:table-row>
        <table:table-row table:style-name="ro2">
          <table:table-cell office:value-type="string">
            <text:p>inclusive or</text:p>
          </table:table-cell>
          <table:table-cell office:value-type="string">
            <text:p>ora</text:p>
          </table:table-cell>
          <table:table-cell table:number-columns-repeated="7"/>
        </table:table-row>
        <table:table-row table:style-name="ro2">
          <table:table-cell office:value-type="string">
            <text:p>push</text:p>
          </table:table-cell>
          <table:table-cell office:value-type="string">
            <text:p>pha</text:p>
          </table:table-cell>
          <table:table-cell office:value-type="string">
            <text:p>php</text:p>
          </table:table-cell>
          <table:table-cell table:number-columns-repeated="6"/>
        </table:table-row>
        <table:table-row table:style-name="ro2">
          <table:table-cell office:value-type="string">
            <text:p>pull</text:p>
          </table:table-cell>
          <table:table-cell office:value-type="string">
            <text:p>pla</text:p>
          </table:table-cell>
          <table:table-cell office:value-type="string">
            <text:p>plp</text:p>
          </table:table-cell>
          <table:table-cell table:number-columns-repeated="6"/>
        </table:table-row>
        <table:table-row table:style-name="ro2">
          <table:table-cell office:value-type="string">
            <text:p>rotate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table:number-columns-repeated="6"/>
        </table:table-row>
        <table:table-row table:style-name="ro2">
          <table:table-cell office:value-type="string">
            <text:p>return interrupt</text:p>
          </table:table-cell>
          <table:table-cell office:value-type="string">
            <text:p>rti</text:p>
          </table:table-cell>
          <table:table-cell table:number-columns-repeated="7"/>
        </table:table-row>
        <table:table-row table:style-name="ro2">
          <table:table-cell office:value-type="string">
            <text:p>return sub</text:p>
          </table:table-cell>
          <table:table-cell office:value-type="string">
            <text:p>rts</text:p>
          </table:table-cell>
          <table:table-cell table:number-columns-repeated="7"/>
        </table:table-row>
        <table:table-row table:style-name="ro2">
          <table:table-cell office:value-type="string">
            <text:p>subtract</text:p>
          </table:table-cell>
          <table:table-cell office:value-type="string">
            <text:p>sbc</text:p>
          </table:table-cell>
          <table:table-cell table:number-columns-repeated="7"/>
        </table:table-row>
        <table:table-row table:style-name="ro2">
          <table:table-cell office:value-type="string">
            <text:p>set</text:p>
          </table:table-cell>
          <table:table-cell office:value-type="string">
            <text:p>sec</text:p>
          </table:table-cell>
          <table:table-cell office:value-type="string">
            <text:p>sed</text:p>
          </table:table-cell>
          <table:table-cell office:value-type="string">
            <text:p>sei</text:p>
          </table:table-cell>
          <table:table-cell table:number-columns-repeated="5"/>
        </table:table-row>
        <table:table-row table:style-name="ro2">
          <table:table-cell office:value-type="string">
            <text:p>store</text:p>
          </table:table-cell>
          <table:table-cell office:value-type="string">
            <text:p>sta</text:p>
          </table:table-cell>
          <table:table-cell office:value-type="string">
            <text:p>stx</text:p>
          </table:table-cell>
          <table:table-cell office:value-type="string">
            <text:p>sty</text:p>
          </table:table-cell>
          <table:table-cell table:number-columns-repeated="5"/>
        </table:table-row>
        <table:table-row table:style-name="ro2">
          <table:table-cell office:value-type="string">
            <text:p>transfer</text:p>
          </table:table-cell>
          <table:table-cell office:value-type="string">
            <text:p>tax</text:p>
          </table:table-cell>
          <table:table-cell office:value-type="string">
            <text:p>tay</text:p>
          </table:table-cell>
          <table:table-cell office:value-type="string">
            <text:p>tsx</text:p>
          </table:table-cell>
          <table:table-cell office:value-type="string">
            <text:p>txa</text:p>
          </table:table-cell>
          <table:table-cell office:value-type="string">
            <text:p>txs</text:p>
          </table:table-cell>
          <table:table-cell office:value-type="string">
            <text:p>tya</text:p>
          </table:table-cell>
          <table:table-cell table:number-columns-repeated="2"/>
        </table:table-row>
      </table:table>
      <table:database-ranges>
        <table:database-range table:target-range-address="工作表2.A1:工作表2.Q25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/06/2017</text:date>, <text:time>17:25:0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6-16T17:25:08.55</dc:date>
    <meta:editing-duration>PT17H54M13S</meta:editing-duration>
    <meta:editing-cycles>46</meta:editing-cycles>
    <meta:generator>OpenOffice/4.1.2$Win32 OpenOffice.org_project/412m3$Build-9782</meta:generator>
    <meta:document-statistic meta:table-count="4" meta:cell-count="4152" meta:object-count="0"/>
  </office:meta>
</office:document-meta>
</file>